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800000078123C9A64DC3F3E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b2b2b2" draw:marker-end="Arrow" draw:marker-end-width="0.3cm" svg:stroke-opacity="0%" draw:fill="none" draw:opacity="0%" draw:textarea-vertical-align="middle"/>
    </style:style>
    <style:style style:name="gr2" style:family="graphic" style:parent-style-name="objectwithoutfill">
      <style:graphic-properties svg:stroke-color="#b2b2b2" svg:stroke-opacity="0%" draw:fill="none" draw:opacity="0%" draw:textarea-vertical-align="middle"/>
    </style:style>
    <style:style style:name="gr3" style:family="graphic" style:parent-style-name="objectwithoutfill">
      <style:graphic-properties draw:marker-end="Arrow" draw:marker-end-width="0.3cm" svg:stroke-opacity="0%" draw:fill="none" draw:opacity="0%" draw:textarea-vertical-align="middle"/>
    </style:style>
    <style:style style:name="gr4" style:family="graphic" style:parent-style-name="objectwithoutfill">
      <style:graphic-properties svg:stroke-color="#999999" svg:stroke-opacity="0%" draw:fill="none" draw:opacity="0%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999999" draw:fill="none" draw:textarea-vertical-align="middle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9" style:family="graphic" style:parent-style-name="standard">
      <style:graphic-properties svg:stroke-width="0.035cm" svg:stroke-color="#00ccff" draw:marker-start-width="0.252cm" draw:marker-end-width="0.252cm" draw:fill="none" draw:fill-color="#ffffff" draw:textarea-vertical-align="middle" draw:auto-grow-height="false" fo:min-height="1.35cm" fo:min-width="1.1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b2b2b2" draw:fill="none" draw:textarea-vertical-align="middle"/>
    </style:style>
    <style:style style:name="gr13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eeeeee" draw:fill="none" draw:textarea-vertical-align="middle"/>
    </style:style>
    <style:style style:name="gr15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cccccc" draw:fill="none" draw:textarea-vertical-align="middle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color="#00ccff"/>
    </style:style>
    <style:style style:name="P6" style:family="paragraph">
      <loext:graphic-properties draw:fill="none" draw:fill-color="#ffffff"/>
      <style:text-properties fo:color="#00cc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line draw:style-name="gr1" draw:text-style-name="P1" draw:layer="layout" svg:x1="5.836cm" svg:y1="10.071cm" svg:x2="13.736cm" svg:y2="10.071cm">
            <text:p/>
          </draw:line>
          <draw:line draw:style-name="gr1" draw:text-style-name="P1" draw:layer="layout" svg:x1="5.826cm" svg:y1="10.066cm" svg:x2="5.826cm" svg:y2="2.166cm">
            <text:p/>
          </draw:line>
          <draw:line draw:style-name="gr2" draw:text-style-name="P1" draw:layer="layout" svg:x1="5.633cm" svg:y1="9.097cm" svg:x2="6.033cm" svg:y2="9.097cm">
            <text:p/>
          </draw:line>
          <draw:line draw:style-name="gr2" draw:text-style-name="P1" draw:layer="layout" svg:x1="5.633cm" svg:y1="8.097cm" svg:x2="6.033cm" svg:y2="8.097cm">
            <text:p/>
          </draw:line>
          <draw:line draw:style-name="gr2" draw:text-style-name="P1" draw:layer="layout" svg:x1="5.633cm" svg:y1="7.097cm" svg:x2="6.033cm" svg:y2="7.097cm">
            <text:p/>
          </draw:line>
          <draw:line draw:style-name="gr2" draw:text-style-name="P1" draw:layer="layout" svg:x1="5.633cm" svg:y1="6.097cm" svg:x2="6.033cm" svg:y2="6.097cm">
            <text:p/>
          </draw:line>
          <draw:line draw:style-name="gr2" draw:text-style-name="P1" draw:layer="layout" svg:x1="5.633cm" svg:y1="5.097cm" svg:x2="6.033cm" svg:y2="5.097cm">
            <text:p/>
          </draw:line>
          <draw:line draw:style-name="gr2" draw:text-style-name="P1" draw:layer="layout" svg:x1="5.633cm" svg:y1="4.097cm" svg:x2="6.033cm" svg:y2="4.097cm">
            <text:p/>
          </draw:line>
          <draw:line draw:style-name="gr2" draw:text-style-name="P1" draw:layer="layout" svg:x1="11.833cm" svg:y1="9.873cm" svg:x2="11.833cm" svg:y2="10.273cm">
            <text:p/>
          </draw:line>
          <draw:line draw:style-name="gr2" draw:text-style-name="P1" draw:layer="layout" svg:x1="6.833cm" svg:y1="9.873cm" svg:x2="6.833cm" svg:y2="10.273cm">
            <text:p/>
          </draw:line>
          <draw:line draw:style-name="gr2" draw:text-style-name="P1" draw:layer="layout" svg:x1="7.833cm" svg:y1="9.873cm" svg:x2="7.833cm" svg:y2="10.273cm">
            <text:p/>
          </draw:line>
          <draw:line draw:style-name="gr2" draw:text-style-name="P1" draw:layer="layout" svg:x1="8.833cm" svg:y1="9.873cm" svg:x2="8.833cm" svg:y2="10.273cm">
            <text:p/>
          </draw:line>
          <draw:line draw:style-name="gr2" draw:text-style-name="P1" draw:layer="layout" svg:x1="9.833cm" svg:y1="9.873cm" svg:x2="9.833cm" svg:y2="10.273cm">
            <text:p/>
          </draw:line>
          <draw:line draw:style-name="gr2" draw:text-style-name="P1" draw:layer="layout" svg:x1="10.833cm" svg:y1="9.873cm" svg:x2="10.833cm" svg:y2="10.273cm">
            <text:p/>
          </draw:line>
        </draw:g>
        <draw:g>
          <draw:line draw:style-name="gr3" draw:text-style-name="P1" draw:layer="layout" svg:x1="7.573cm" svg:y1="9.065cm" svg:x2="14.415cm" svg:y2="5.115cm">
            <text:p/>
          </draw:line>
          <draw:line draw:style-name="gr3" draw:text-style-name="P1" draw:layer="layout" svg:x1="7.561cm" svg:y1="9.066cm" svg:x2="3.611cm" svg:y2="2.224cm">
            <text:p/>
          </draw:line>
          <draw:line draw:style-name="gr4" draw:text-style-name="P1" draw:layer="layout" svg:x1="6.91cm" svg:y1="8.323cm" svg:x2="7.256cm" svg:y2="8.123cm">
            <text:p/>
          </draw:line>
          <draw:line draw:style-name="gr4" draw:text-style-name="P1" draw:layer="layout" svg:x1="6.41cm" svg:y1="7.457cm" svg:x2="6.756cm" svg:y2="7.257cm">
            <text:p/>
          </draw:line>
          <draw:line draw:style-name="gr4" draw:text-style-name="P1" draw:layer="layout" svg:x1="5.91cm" svg:y1="6.591cm" svg:x2="6.256cm" svg:y2="6.391cm">
            <text:p/>
          </draw:line>
          <draw:line draw:style-name="gr4" draw:text-style-name="P1" draw:layer="layout" svg:x1="5.41cm" svg:y1="5.725cm" svg:x2="5.756cm" svg:y2="5.525cm">
            <text:p/>
          </draw:line>
          <draw:line draw:style-name="gr4" draw:text-style-name="P1" draw:layer="layout" svg:x1="4.91cm" svg:y1="4.859cm" svg:x2="5.256cm" svg:y2="4.659cm">
            <text:p/>
          </draw:line>
          <draw:line draw:style-name="gr4" draw:text-style-name="P1" draw:layer="layout" svg:x1="4.41cm" svg:y1="3.993cm" svg:x2="4.756cm" svg:y2="3.793cm">
            <text:p/>
          </draw:line>
          <draw:line draw:style-name="gr4" draw:text-style-name="P1" draw:layer="layout" svg:x1="12.667cm" svg:y1="5.895cm" svg:x2="12.867cm" svg:y2="6.241cm">
            <text:p/>
          </draw:line>
          <draw:line draw:style-name="gr4" draw:text-style-name="P1" draw:layer="layout" svg:x1="8.337cm" svg:y1="8.395cm" svg:x2="8.537cm" svg:y2="8.741cm">
            <text:p/>
          </draw:line>
          <draw:line draw:style-name="gr4" draw:text-style-name="P1" draw:layer="layout" svg:x1="9.203cm" svg:y1="7.895cm" svg:x2="9.403cm" svg:y2="8.241cm">
            <text:p/>
          </draw:line>
          <draw:line draw:style-name="gr4" draw:text-style-name="P1" draw:layer="layout" svg:x1="10.069cm" svg:y1="7.395cm" svg:x2="10.269cm" svg:y2="7.741cm">
            <text:p/>
          </draw:line>
          <draw:line draw:style-name="gr4" draw:text-style-name="P1" draw:layer="layout" svg:x1="10.935cm" svg:y1="6.895cm" svg:x2="11.135cm" svg:y2="7.241cm">
            <text:p/>
          </draw:line>
          <draw:line draw:style-name="gr4" draw:text-style-name="P1" draw:layer="layout" svg:x1="11.801cm" svg:y1="6.395cm" svg:x2="12.001cm" svg:y2="6.741cm">
            <text:p/>
          </draw:line>
        </draw:g>
        <draw:g>
          <draw:line draw:style-name="gr5" draw:text-style-name="P2" draw:layer="layout" svg:x1="5.835cm" svg:y1="10.07cm" svg:x2="13.735cm" svg:y2="10.07cm">
            <text:p/>
          </draw:line>
          <draw:line draw:style-name="gr5" draw:text-style-name="P2" draw:layer="layout" svg:x1="5.825cm" svg:y1="10.065cm" svg:x2="5.825cm" svg:y2="2.165cm">
            <text:p/>
          </draw:line>
          <draw:line draw:style-name="gr6" draw:text-style-name="P2" draw:layer="layout" svg:x1="5.632cm" svg:y1="9.096cm" svg:x2="6.032cm" svg:y2="9.096cm">
            <text:p/>
          </draw:line>
          <draw:line draw:style-name="gr6" draw:text-style-name="P2" draw:layer="layout" svg:x1="5.632cm" svg:y1="8.096cm" svg:x2="6.032cm" svg:y2="8.096cm">
            <text:p/>
          </draw:line>
          <draw:line draw:style-name="gr6" draw:text-style-name="P2" draw:layer="layout" svg:x1="5.632cm" svg:y1="7.096cm" svg:x2="6.032cm" svg:y2="7.096cm">
            <text:p/>
          </draw:line>
          <draw:line draw:style-name="gr6" draw:text-style-name="P2" draw:layer="layout" svg:x1="5.632cm" svg:y1="6.096cm" svg:x2="6.032cm" svg:y2="6.096cm">
            <text:p/>
          </draw:line>
          <draw:line draw:style-name="gr6" draw:text-style-name="P2" draw:layer="layout" svg:x1="5.632cm" svg:y1="5.096cm" svg:x2="6.032cm" svg:y2="5.096cm">
            <text:p/>
          </draw:line>
          <draw:line draw:style-name="gr6" draw:text-style-name="P2" draw:layer="layout" svg:x1="5.632cm" svg:y1="4.096cm" svg:x2="6.032cm" svg:y2="4.096cm">
            <text:p/>
          </draw:line>
          <draw:line draw:style-name="gr6" draw:text-style-name="P2" draw:layer="layout" svg:x1="11.832cm" svg:y1="9.872cm" svg:x2="11.832cm" svg:y2="10.272cm">
            <text:p/>
          </draw:line>
          <draw:line draw:style-name="gr6" draw:text-style-name="P2" draw:layer="layout" svg:x1="6.832cm" svg:y1="9.872cm" svg:x2="6.832cm" svg:y2="10.272cm">
            <text:p/>
          </draw:line>
          <draw:line draw:style-name="gr6" draw:text-style-name="P2" draw:layer="layout" svg:x1="7.832cm" svg:y1="9.872cm" svg:x2="7.832cm" svg:y2="10.272cm">
            <text:p/>
          </draw:line>
          <draw:line draw:style-name="gr6" draw:text-style-name="P2" draw:layer="layout" svg:x1="8.832cm" svg:y1="9.872cm" svg:x2="8.832cm" svg:y2="10.272cm">
            <text:p/>
          </draw:line>
          <draw:line draw:style-name="gr6" draw:text-style-name="P2" draw:layer="layout" svg:x1="9.832cm" svg:y1="9.872cm" svg:x2="9.832cm" svg:y2="10.272cm">
            <text:p/>
          </draw:line>
          <draw:line draw:style-name="gr6" draw:text-style-name="P2" draw:layer="layout" svg:x1="10.832cm" svg:y1="9.872cm" svg:x2="10.832cm" svg:y2="10.272cm">
            <text:p/>
          </draw:line>
        </draw:g>
        <draw:frame draw:style-name="gr7" draw:text-style-name="P3" draw:layer="layout" svg:width="1.68cm" svg:height="1.68cm" svg:x="5.82cm" svg:y="8.4cm">
          <draw:image xlink:href="Pictures/100002010000007800000078123C9A64DC3F3E08.png" xlink:type="simple" xlink:show="embed" xlink:actuate="onLoad">
            <text:p/>
          </draw:image>
        </draw:frame>
      </draw:page>
      <draw:page draw:name="page2" draw:style-name="dp1" draw:master-page-name="Padrão">
        <draw:g>
          <draw:line draw:style-name="gr5" draw:text-style-name="P2" draw:layer="layout" svg:x1="5.835cm" svg:y1="10.07cm" svg:x2="13.735cm" svg:y2="10.07cm">
            <text:p/>
          </draw:line>
          <draw:line draw:style-name="gr5" draw:text-style-name="P2" draw:layer="layout" svg:x1="5.825cm" svg:y1="10.065cm" svg:x2="5.825cm" svg:y2="2.165cm">
            <text:p/>
          </draw:line>
          <draw:line draw:style-name="gr6" draw:text-style-name="P2" draw:layer="layout" svg:x1="5.632cm" svg:y1="9.096cm" svg:x2="6.032cm" svg:y2="9.096cm">
            <text:p/>
          </draw:line>
          <draw:line draw:style-name="gr6" draw:text-style-name="P2" draw:layer="layout" svg:x1="5.632cm" svg:y1="8.096cm" svg:x2="6.032cm" svg:y2="8.096cm">
            <text:p/>
          </draw:line>
          <draw:line draw:style-name="gr6" draw:text-style-name="P2" draw:layer="layout" svg:x1="5.632cm" svg:y1="7.096cm" svg:x2="6.032cm" svg:y2="7.096cm">
            <text:p/>
          </draw:line>
          <draw:line draw:style-name="gr6" draw:text-style-name="P2" draw:layer="layout" svg:x1="5.632cm" svg:y1="6.096cm" svg:x2="6.032cm" svg:y2="6.096cm">
            <text:p/>
          </draw:line>
          <draw:line draw:style-name="gr6" draw:text-style-name="P2" draw:layer="layout" svg:x1="5.632cm" svg:y1="5.096cm" svg:x2="6.032cm" svg:y2="5.096cm">
            <text:p/>
          </draw:line>
          <draw:line draw:style-name="gr6" draw:text-style-name="P2" draw:layer="layout" svg:x1="5.632cm" svg:y1="4.096cm" svg:x2="6.032cm" svg:y2="4.096cm">
            <text:p/>
          </draw:line>
          <draw:line draw:style-name="gr6" draw:text-style-name="P2" draw:layer="layout" svg:x1="11.832cm" svg:y1="9.872cm" svg:x2="11.832cm" svg:y2="10.272cm">
            <text:p/>
          </draw:line>
          <draw:line draw:style-name="gr6" draw:text-style-name="P2" draw:layer="layout" svg:x1="6.832cm" svg:y1="9.872cm" svg:x2="6.832cm" svg:y2="10.272cm">
            <text:p/>
          </draw:line>
          <draw:line draw:style-name="gr6" draw:text-style-name="P2" draw:layer="layout" svg:x1="7.832cm" svg:y1="9.872cm" svg:x2="7.832cm" svg:y2="10.272cm">
            <text:p/>
          </draw:line>
          <draw:line draw:style-name="gr6" draw:text-style-name="P2" draw:layer="layout" svg:x1="8.832cm" svg:y1="9.872cm" svg:x2="8.832cm" svg:y2="10.272cm">
            <text:p/>
          </draw:line>
          <draw:line draw:style-name="gr6" draw:text-style-name="P2" draw:layer="layout" svg:x1="9.832cm" svg:y1="9.872cm" svg:x2="9.832cm" svg:y2="10.272cm">
            <text:p/>
          </draw:line>
          <draw:line draw:style-name="gr6" draw:text-style-name="P2" draw:layer="layout" svg:x1="10.832cm" svg:y1="9.872cm" svg:x2="10.832cm" svg:y2="10.272cm">
            <text:p/>
          </draw:line>
        </draw:g>
      </draw:page>
      <draw:page draw:name="page3" draw:style-name="dp1" draw:master-page-name="Padrão">
        <draw:g>
          <draw:line draw:style-name="gr8" draw:text-style-name="P2" draw:layer="layout" svg:x1="5.835cm" svg:y1="10.07cm" svg:x2="13.735cm" svg:y2="10.07cm">
            <text:p/>
          </draw:line>
          <draw:line draw:style-name="gr8" draw:text-style-name="P2" draw:layer="layout" svg:x1="5.825cm" svg:y1="10.065cm" svg:x2="5.825cm" svg:y2="2.165cm">
            <text:p/>
          </draw:line>
          <draw:line draw:style-name="gr6" draw:text-style-name="P2" draw:layer="layout" svg:x1="5.632cm" svg:y1="9.096cm" svg:x2="6.032cm" svg:y2="9.096cm">
            <text:p/>
          </draw:line>
          <draw:line draw:style-name="gr6" draw:text-style-name="P2" draw:layer="layout" svg:x1="5.632cm" svg:y1="8.096cm" svg:x2="6.032cm" svg:y2="8.096cm">
            <text:p/>
          </draw:line>
          <draw:line draw:style-name="gr6" draw:text-style-name="P2" draw:layer="layout" svg:x1="5.632cm" svg:y1="7.096cm" svg:x2="6.032cm" svg:y2="7.096cm">
            <text:p/>
          </draw:line>
          <draw:line draw:style-name="gr6" draw:text-style-name="P2" draw:layer="layout" svg:x1="5.632cm" svg:y1="6.096cm" svg:x2="6.032cm" svg:y2="6.096cm">
            <text:p/>
          </draw:line>
          <draw:line draw:style-name="gr6" draw:text-style-name="P2" draw:layer="layout" svg:x1="5.632cm" svg:y1="5.096cm" svg:x2="6.032cm" svg:y2="5.096cm">
            <text:p/>
          </draw:line>
          <draw:line draw:style-name="gr6" draw:text-style-name="P2" draw:layer="layout" svg:x1="5.632cm" svg:y1="4.096cm" svg:x2="6.032cm" svg:y2="4.096cm">
            <text:p/>
          </draw:line>
          <draw:line draw:style-name="gr6" draw:text-style-name="P2" draw:layer="layout" svg:x1="11.832cm" svg:y1="9.872cm" svg:x2="11.832cm" svg:y2="10.272cm">
            <text:p/>
          </draw:line>
          <draw:line draw:style-name="gr6" draw:text-style-name="P2" draw:layer="layout" svg:x1="6.832cm" svg:y1="9.872cm" svg:x2="6.832cm" svg:y2="10.272cm">
            <text:p/>
          </draw:line>
          <draw:line draw:style-name="gr6" draw:text-style-name="P2" draw:layer="layout" svg:x1="7.832cm" svg:y1="9.872cm" svg:x2="7.832cm" svg:y2="10.272cm">
            <text:p/>
          </draw:line>
          <draw:line draw:style-name="gr6" draw:text-style-name="P2" draw:layer="layout" svg:x1="8.832cm" svg:y1="9.872cm" svg:x2="8.832cm" svg:y2="10.272cm">
            <text:p/>
          </draw:line>
          <draw:line draw:style-name="gr6" draw:text-style-name="P2" draw:layer="layout" svg:x1="9.832cm" svg:y1="9.872cm" svg:x2="9.832cm" svg:y2="10.272cm">
            <text:p/>
          </draw:line>
          <draw:line draw:style-name="gr6" draw:text-style-name="P2" draw:layer="layout" svg:x1="10.832cm" svg:y1="9.872cm" svg:x2="10.832cm" svg:y2="10.272cm">
            <text:p/>
          </draw:line>
        </draw:g>
        <draw:g>
          <draw:line draw:style-name="gr5" draw:text-style-name="P2" draw:layer="layout" svg:x1="5.839cm" svg:y1="10.064cm" svg:x2="12.681cm" svg:y2="6.114cm">
            <text:p/>
          </draw:line>
          <draw:line draw:style-name="gr5" draw:text-style-name="P2" draw:layer="layout" svg:x1="5.827cm" svg:y1="10.065cm" svg:x2="1.877cm" svg:y2="3.223cm">
            <text:p/>
          </draw:line>
          <draw:line draw:style-name="gr6" draw:text-style-name="P2" draw:layer="layout" svg:x1="5.176cm" svg:y1="9.322cm" svg:x2="5.522cm" svg:y2="9.122cm">
            <text:p/>
          </draw:line>
          <draw:line draw:style-name="gr6" draw:text-style-name="P2" draw:layer="layout" svg:x1="4.676cm" svg:y1="8.456cm" svg:x2="5.022cm" svg:y2="8.256cm">
            <text:p/>
          </draw:line>
          <draw:line draw:style-name="gr6" draw:text-style-name="P2" draw:layer="layout" svg:x1="4.176cm" svg:y1="7.59cm" svg:x2="4.522cm" svg:y2="7.39cm">
            <text:p/>
          </draw:line>
          <draw:line draw:style-name="gr6" draw:text-style-name="P2" draw:layer="layout" svg:x1="3.676cm" svg:y1="6.724cm" svg:x2="4.022cm" svg:y2="6.524cm">
            <text:p/>
          </draw:line>
          <draw:line draw:style-name="gr6" draw:text-style-name="P2" draw:layer="layout" svg:x1="3.176cm" svg:y1="5.858cm" svg:x2="3.522cm" svg:y2="5.658cm">
            <text:p/>
          </draw:line>
          <draw:line draw:style-name="gr6" draw:text-style-name="P2" draw:layer="layout" svg:x1="2.676cm" svg:y1="4.992cm" svg:x2="3.022cm" svg:y2="4.792cm">
            <text:p/>
          </draw:line>
          <draw:line draw:style-name="gr6" draw:text-style-name="P2" draw:layer="layout" svg:x1="10.933cm" svg:y1="6.894cm" svg:x2="11.133cm" svg:y2="7.24cm">
            <text:p/>
          </draw:line>
          <draw:line draw:style-name="gr6" draw:text-style-name="P2" draw:layer="layout" svg:x1="6.603cm" svg:y1="9.394cm" svg:x2="6.803cm" svg:y2="9.74cm">
            <text:p/>
          </draw:line>
          <draw:line draw:style-name="gr6" draw:text-style-name="P2" draw:layer="layout" svg:x1="7.469cm" svg:y1="8.894cm" svg:x2="7.669cm" svg:y2="9.24cm">
            <text:p/>
          </draw:line>
          <draw:line draw:style-name="gr6" draw:text-style-name="P2" draw:layer="layout" svg:x1="8.335cm" svg:y1="8.394cm" svg:x2="8.535cm" svg:y2="8.74cm">
            <text:p/>
          </draw:line>
          <draw:line draw:style-name="gr6" draw:text-style-name="P2" draw:layer="layout" svg:x1="9.201cm" svg:y1="7.894cm" svg:x2="9.401cm" svg:y2="8.24cm">
            <text:p/>
          </draw:line>
          <draw:line draw:style-name="gr6" draw:text-style-name="P2" draw:layer="layout" svg:x1="10.067cm" svg:y1="7.394cm" svg:x2="10.267cm" svg:y2="7.74cm">
            <text:p/>
          </draw:line>
        </draw:g>
        <draw:custom-shape draw:style-name="gr9" draw:text-style-name="P4" draw:layer="layout" svg:width="1.6cm" svg:height="1.6cm" draw:transform="rotate (-1.5707963267949) translate (6.626cm 9.265cm)">
          <text:p/>
          <draw:enhanced-geometry draw:glue-point-type="segments" draw:mirror-horizontal="false" draw:mirror-vertical="false" draw:type="mso-spt100" draw:modifiers="-90 -119.2525044085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0" draw:text-style-name="P6" draw:layer="layout" svg:width="1.3cm" svg:height="0.645cm" svg:x="6.6cm" svg:y="9.555cm">
          <draw:text-box>
            <text:p text:style-name="P5"><text:span text:style-name="T1">3</text:span><text:span text:style-name="T1">0</text:span><text:span text:style-name="T1">°</text:span></text:p>
          </draw:text-box>
        </draw:frame>
      </draw:page>
      <draw:page draw:name="page4" draw:style-name="dp1" draw:master-page-name="Padrão">
        <draw:g>
          <draw:line draw:style-name="gr11" draw:text-style-name="P2" draw:layer="layout" svg:x1="5.835cm" svg:y1="10.07cm" svg:x2="13.735cm" svg:y2="10.07cm">
            <text:p/>
          </draw:line>
          <draw:line draw:style-name="gr11" draw:text-style-name="P2" draw:layer="layout" svg:x1="5.825cm" svg:y1="10.065cm" svg:x2="5.825cm" svg:y2="2.165cm">
            <text:p/>
          </draw:line>
          <draw:line draw:style-name="gr12" draw:text-style-name="P2" draw:layer="layout" svg:x1="5.632cm" svg:y1="9.096cm" svg:x2="6.032cm" svg:y2="9.096cm">
            <text:p/>
          </draw:line>
          <draw:line draw:style-name="gr12" draw:text-style-name="P2" draw:layer="layout" svg:x1="5.632cm" svg:y1="8.096cm" svg:x2="6.032cm" svg:y2="8.096cm">
            <text:p/>
          </draw:line>
          <draw:line draw:style-name="gr12" draw:text-style-name="P2" draw:layer="layout" svg:x1="5.632cm" svg:y1="7.096cm" svg:x2="6.032cm" svg:y2="7.096cm">
            <text:p/>
          </draw:line>
          <draw:line draw:style-name="gr12" draw:text-style-name="P2" draw:layer="layout" svg:x1="5.632cm" svg:y1="6.096cm" svg:x2="6.032cm" svg:y2="6.096cm">
            <text:p/>
          </draw:line>
          <draw:line draw:style-name="gr12" draw:text-style-name="P2" draw:layer="layout" svg:x1="5.632cm" svg:y1="5.096cm" svg:x2="6.032cm" svg:y2="5.096cm">
            <text:p/>
          </draw:line>
          <draw:line draw:style-name="gr12" draw:text-style-name="P2" draw:layer="layout" svg:x1="5.632cm" svg:y1="4.096cm" svg:x2="6.032cm" svg:y2="4.096cm">
            <text:p/>
          </draw:line>
          <draw:line draw:style-name="gr12" draw:text-style-name="P2" draw:layer="layout" svg:x1="11.832cm" svg:y1="9.872cm" svg:x2="11.832cm" svg:y2="10.272cm">
            <text:p/>
          </draw:line>
          <draw:line draw:style-name="gr12" draw:text-style-name="P2" draw:layer="layout" svg:x1="6.832cm" svg:y1="9.872cm" svg:x2="6.832cm" svg:y2="10.272cm">
            <text:p/>
          </draw:line>
          <draw:line draw:style-name="gr12" draw:text-style-name="P2" draw:layer="layout" svg:x1="7.832cm" svg:y1="9.872cm" svg:x2="7.832cm" svg:y2="10.272cm">
            <text:p/>
          </draw:line>
          <draw:line draw:style-name="gr12" draw:text-style-name="P2" draw:layer="layout" svg:x1="8.832cm" svg:y1="9.872cm" svg:x2="8.832cm" svg:y2="10.272cm">
            <text:p/>
          </draw:line>
          <draw:line draw:style-name="gr12" draw:text-style-name="P2" draw:layer="layout" svg:x1="9.832cm" svg:y1="9.872cm" svg:x2="9.832cm" svg:y2="10.272cm">
            <text:p/>
          </draw:line>
          <draw:line draw:style-name="gr12" draw:text-style-name="P2" draw:layer="layout" svg:x1="10.832cm" svg:y1="9.872cm" svg:x2="10.832cm" svg:y2="10.272cm">
            <text:p/>
          </draw:line>
        </draw:g>
        <draw:g>
          <draw:line draw:style-name="gr8" draw:text-style-name="P2" draw:layer="layout" svg:x1="5.839cm" svg:y1="10.064cm" svg:x2="12.681cm" svg:y2="6.114cm">
            <text:p/>
          </draw:line>
          <draw:line draw:style-name="gr8" draw:text-style-name="P2" draw:layer="layout" svg:x1="5.827cm" svg:y1="10.065cm" svg:x2="1.877cm" svg:y2="3.223cm">
            <text:p/>
          </draw:line>
          <draw:line draw:style-name="gr6" draw:text-style-name="P2" draw:layer="layout" svg:x1="5.176cm" svg:y1="9.322cm" svg:x2="5.522cm" svg:y2="9.122cm">
            <text:p/>
          </draw:line>
          <draw:line draw:style-name="gr6" draw:text-style-name="P2" draw:layer="layout" svg:x1="4.676cm" svg:y1="8.456cm" svg:x2="5.022cm" svg:y2="8.256cm">
            <text:p/>
          </draw:line>
          <draw:line draw:style-name="gr6" draw:text-style-name="P2" draw:layer="layout" svg:x1="4.176cm" svg:y1="7.59cm" svg:x2="4.522cm" svg:y2="7.39cm">
            <text:p/>
          </draw:line>
          <draw:line draw:style-name="gr6" draw:text-style-name="P2" draw:layer="layout" svg:x1="3.676cm" svg:y1="6.724cm" svg:x2="4.022cm" svg:y2="6.524cm">
            <text:p/>
          </draw:line>
          <draw:line draw:style-name="gr6" draw:text-style-name="P2" draw:layer="layout" svg:x1="3.176cm" svg:y1="5.858cm" svg:x2="3.522cm" svg:y2="5.658cm">
            <text:p/>
          </draw:line>
          <draw:line draw:style-name="gr6" draw:text-style-name="P2" draw:layer="layout" svg:x1="2.676cm" svg:y1="4.992cm" svg:x2="3.022cm" svg:y2="4.792cm">
            <text:p/>
          </draw:line>
          <draw:line draw:style-name="gr6" draw:text-style-name="P2" draw:layer="layout" svg:x1="10.933cm" svg:y1="6.894cm" svg:x2="11.133cm" svg:y2="7.24cm">
            <text:p/>
          </draw:line>
          <draw:line draw:style-name="gr6" draw:text-style-name="P2" draw:layer="layout" svg:x1="6.603cm" svg:y1="9.394cm" svg:x2="6.803cm" svg:y2="9.74cm">
            <text:p/>
          </draw:line>
          <draw:line draw:style-name="gr6" draw:text-style-name="P2" draw:layer="layout" svg:x1="7.469cm" svg:y1="8.894cm" svg:x2="7.669cm" svg:y2="9.24cm">
            <text:p/>
          </draw:line>
          <draw:line draw:style-name="gr6" draw:text-style-name="P2" draw:layer="layout" svg:x1="8.335cm" svg:y1="8.394cm" svg:x2="8.535cm" svg:y2="8.74cm">
            <text:p/>
          </draw:line>
          <draw:line draw:style-name="gr6" draw:text-style-name="P2" draw:layer="layout" svg:x1="9.201cm" svg:y1="7.894cm" svg:x2="9.401cm" svg:y2="8.24cm">
            <text:p/>
          </draw:line>
          <draw:line draw:style-name="gr6" draw:text-style-name="P2" draw:layer="layout" svg:x1="10.067cm" svg:y1="7.394cm" svg:x2="10.267cm" svg:y2="7.74cm">
            <text:p/>
          </draw:line>
        </draw:g>
        <draw:g>
          <draw:line draw:style-name="gr5" draw:text-style-name="P2" draw:layer="layout" svg:x1="7.572cm" svg:y1="9.064cm" svg:x2="14.414cm" svg:y2="5.114cm">
            <text:p/>
          </draw:line>
          <draw:line draw:style-name="gr5" draw:text-style-name="P2" draw:layer="layout" svg:x1="7.56cm" svg:y1="9.065cm" svg:x2="3.61cm" svg:y2="2.223cm">
            <text:p/>
          </draw:line>
          <draw:line draw:style-name="gr6" draw:text-style-name="P2" draw:layer="layout" svg:x1="6.909cm" svg:y1="8.322cm" svg:x2="7.255cm" svg:y2="8.122cm">
            <text:p/>
          </draw:line>
          <draw:line draw:style-name="gr6" draw:text-style-name="P2" draw:layer="layout" svg:x1="6.409cm" svg:y1="7.456cm" svg:x2="6.755cm" svg:y2="7.256cm">
            <text:p/>
          </draw:line>
          <draw:line draw:style-name="gr6" draw:text-style-name="P2" draw:layer="layout" svg:x1="5.909cm" svg:y1="6.59cm" svg:x2="6.255cm" svg:y2="6.39cm">
            <text:p/>
          </draw:line>
          <draw:line draw:style-name="gr6" draw:text-style-name="P2" draw:layer="layout" svg:x1="5.409cm" svg:y1="5.724cm" svg:x2="5.755cm" svg:y2="5.524cm">
            <text:p/>
          </draw:line>
          <draw:line draw:style-name="gr6" draw:text-style-name="P2" draw:layer="layout" svg:x1="4.909cm" svg:y1="4.858cm" svg:x2="5.255cm" svg:y2="4.658cm">
            <text:p/>
          </draw:line>
          <draw:line draw:style-name="gr6" draw:text-style-name="P2" draw:layer="layout" svg:x1="4.409cm" svg:y1="3.992cm" svg:x2="4.755cm" svg:y2="3.792cm">
            <text:p/>
          </draw:line>
          <draw:line draw:style-name="gr6" draw:text-style-name="P2" draw:layer="layout" svg:x1="12.666cm" svg:y1="5.894cm" svg:x2="12.866cm" svg:y2="6.24cm">
            <text:p/>
          </draw:line>
          <draw:line draw:style-name="gr6" draw:text-style-name="P2" draw:layer="layout" svg:x1="8.336cm" svg:y1="8.394cm" svg:x2="8.536cm" svg:y2="8.74cm">
            <text:p/>
          </draw:line>
          <draw:line draw:style-name="gr6" draw:text-style-name="P2" draw:layer="layout" svg:x1="9.202cm" svg:y1="7.894cm" svg:x2="9.402cm" svg:y2="8.24cm">
            <text:p/>
          </draw:line>
          <draw:line draw:style-name="gr6" draw:text-style-name="P2" draw:layer="layout" svg:x1="10.068cm" svg:y1="7.394cm" svg:x2="10.268cm" svg:y2="7.74cm">
            <text:p/>
          </draw:line>
          <draw:line draw:style-name="gr6" draw:text-style-name="P2" draw:layer="layout" svg:x1="10.934cm" svg:y1="6.894cm" svg:x2="11.134cm" svg:y2="7.24cm">
            <text:p/>
          </draw:line>
          <draw:line draw:style-name="gr6" draw:text-style-name="P2" draw:layer="layout" svg:x1="11.8cm" svg:y1="6.394cm" svg:x2="12cm" svg:y2="6.74cm">
            <text:p/>
          </draw:line>
        </draw:g>
      </draw:page>
      <draw:page draw:name="page5" draw:style-name="dp1" draw:master-page-name="Padrão">
        <draw:g>
          <draw:line draw:style-name="gr13" draw:text-style-name="P2" draw:layer="layout" svg:x1="5.835cm" svg:y1="10.07cm" svg:x2="13.735cm" svg:y2="10.07cm">
            <text:p/>
          </draw:line>
          <draw:line draw:style-name="gr13" draw:text-style-name="P2" draw:layer="layout" svg:x1="5.825cm" svg:y1="10.065cm" svg:x2="5.825cm" svg:y2="2.165cm">
            <text:p/>
          </draw:line>
          <draw:line draw:style-name="gr14" draw:text-style-name="P2" draw:layer="layout" svg:x1="5.632cm" svg:y1="9.096cm" svg:x2="6.032cm" svg:y2="9.096cm">
            <text:p/>
          </draw:line>
          <draw:line draw:style-name="gr14" draw:text-style-name="P2" draw:layer="layout" svg:x1="5.632cm" svg:y1="8.096cm" svg:x2="6.032cm" svg:y2="8.096cm">
            <text:p/>
          </draw:line>
          <draw:line draw:style-name="gr14" draw:text-style-name="P2" draw:layer="layout" svg:x1="5.632cm" svg:y1="7.096cm" svg:x2="6.032cm" svg:y2="7.096cm">
            <text:p/>
          </draw:line>
          <draw:line draw:style-name="gr14" draw:text-style-name="P2" draw:layer="layout" svg:x1="5.632cm" svg:y1="6.096cm" svg:x2="6.032cm" svg:y2="6.096cm">
            <text:p/>
          </draw:line>
          <draw:line draw:style-name="gr14" draw:text-style-name="P2" draw:layer="layout" svg:x1="5.632cm" svg:y1="5.096cm" svg:x2="6.032cm" svg:y2="5.096cm">
            <text:p/>
          </draw:line>
          <draw:line draw:style-name="gr14" draw:text-style-name="P2" draw:layer="layout" svg:x1="5.632cm" svg:y1="4.096cm" svg:x2="6.032cm" svg:y2="4.096cm">
            <text:p/>
          </draw:line>
          <draw:line draw:style-name="gr14" draw:text-style-name="P2" draw:layer="layout" svg:x1="11.832cm" svg:y1="9.872cm" svg:x2="11.832cm" svg:y2="10.272cm">
            <text:p/>
          </draw:line>
          <draw:line draw:style-name="gr14" draw:text-style-name="P2" draw:layer="layout" svg:x1="6.832cm" svg:y1="9.872cm" svg:x2="6.832cm" svg:y2="10.272cm">
            <text:p/>
          </draw:line>
          <draw:line draw:style-name="gr14" draw:text-style-name="P2" draw:layer="layout" svg:x1="7.832cm" svg:y1="9.872cm" svg:x2="7.832cm" svg:y2="10.272cm">
            <text:p/>
          </draw:line>
          <draw:line draw:style-name="gr14" draw:text-style-name="P2" draw:layer="layout" svg:x1="8.832cm" svg:y1="9.872cm" svg:x2="8.832cm" svg:y2="10.272cm">
            <text:p/>
          </draw:line>
          <draw:line draw:style-name="gr14" draw:text-style-name="P2" draw:layer="layout" svg:x1="9.832cm" svg:y1="9.872cm" svg:x2="9.832cm" svg:y2="10.272cm">
            <text:p/>
          </draw:line>
          <draw:line draw:style-name="gr14" draw:text-style-name="P2" draw:layer="layout" svg:x1="10.832cm" svg:y1="9.872cm" svg:x2="10.832cm" svg:y2="10.272cm">
            <text:p/>
          </draw:line>
        </draw:g>
        <draw:g>
          <draw:line draw:style-name="gr15" draw:text-style-name="P2" draw:layer="layout" svg:x1="5.839cm" svg:y1="10.064cm" svg:x2="12.681cm" svg:y2="6.114cm">
            <text:p/>
          </draw:line>
          <draw:line draw:style-name="gr15" draw:text-style-name="P2" draw:layer="layout" svg:x1="5.827cm" svg:y1="10.065cm" svg:x2="1.877cm" svg:y2="3.223cm">
            <text:p/>
          </draw:line>
          <draw:line draw:style-name="gr16" draw:text-style-name="P2" draw:layer="layout" svg:x1="5.176cm" svg:y1="9.322cm" svg:x2="5.522cm" svg:y2="9.122cm">
            <text:p/>
          </draw:line>
          <draw:line draw:style-name="gr16" draw:text-style-name="P2" draw:layer="layout" svg:x1="4.676cm" svg:y1="8.456cm" svg:x2="5.022cm" svg:y2="8.256cm">
            <text:p/>
          </draw:line>
          <draw:line draw:style-name="gr16" draw:text-style-name="P2" draw:layer="layout" svg:x1="4.176cm" svg:y1="7.59cm" svg:x2="4.522cm" svg:y2="7.39cm">
            <text:p/>
          </draw:line>
          <draw:line draw:style-name="gr16" draw:text-style-name="P2" draw:layer="layout" svg:x1="3.676cm" svg:y1="6.724cm" svg:x2="4.022cm" svg:y2="6.524cm">
            <text:p/>
          </draw:line>
          <draw:line draw:style-name="gr16" draw:text-style-name="P2" draw:layer="layout" svg:x1="3.176cm" svg:y1="5.858cm" svg:x2="3.522cm" svg:y2="5.658cm">
            <text:p/>
          </draw:line>
          <draw:line draw:style-name="gr16" draw:text-style-name="P2" draw:layer="layout" svg:x1="2.676cm" svg:y1="4.992cm" svg:x2="3.022cm" svg:y2="4.792cm">
            <text:p/>
          </draw:line>
          <draw:line draw:style-name="gr16" draw:text-style-name="P2" draw:layer="layout" svg:x1="10.933cm" svg:y1="6.894cm" svg:x2="11.133cm" svg:y2="7.24cm">
            <text:p/>
          </draw:line>
          <draw:line draw:style-name="gr16" draw:text-style-name="P2" draw:layer="layout" svg:x1="6.603cm" svg:y1="9.394cm" svg:x2="6.803cm" svg:y2="9.74cm">
            <text:p/>
          </draw:line>
          <draw:line draw:style-name="gr16" draw:text-style-name="P2" draw:layer="layout" svg:x1="7.469cm" svg:y1="8.894cm" svg:x2="7.669cm" svg:y2="9.24cm">
            <text:p/>
          </draw:line>
          <draw:line draw:style-name="gr16" draw:text-style-name="P2" draw:layer="layout" svg:x1="8.335cm" svg:y1="8.394cm" svg:x2="8.535cm" svg:y2="8.74cm">
            <text:p/>
          </draw:line>
          <draw:line draw:style-name="gr16" draw:text-style-name="P2" draw:layer="layout" svg:x1="9.201cm" svg:y1="7.894cm" svg:x2="9.401cm" svg:y2="8.24cm">
            <text:p/>
          </draw:line>
          <draw:line draw:style-name="gr16" draw:text-style-name="P2" draw:layer="layout" svg:x1="10.067cm" svg:y1="7.394cm" svg:x2="10.267cm" svg:y2="7.74cm">
            <text:p/>
          </draw:line>
        </draw:g>
        <draw:g>
          <draw:line draw:style-name="gr8" draw:text-style-name="P2" draw:layer="layout" svg:x1="7.572cm" svg:y1="9.064cm" svg:x2="14.414cm" svg:y2="5.114cm">
            <text:p/>
          </draw:line>
          <draw:line draw:style-name="gr8" draw:text-style-name="P2" draw:layer="layout" svg:x1="7.56cm" svg:y1="9.065cm" svg:x2="3.61cm" svg:y2="2.223cm">
            <text:p/>
          </draw:line>
          <draw:line draw:style-name="gr6" draw:text-style-name="P2" draw:layer="layout" svg:x1="6.909cm" svg:y1="8.322cm" svg:x2="7.255cm" svg:y2="8.122cm">
            <text:p/>
          </draw:line>
          <draw:line draw:style-name="gr6" draw:text-style-name="P2" draw:layer="layout" svg:x1="6.409cm" svg:y1="7.456cm" svg:x2="6.755cm" svg:y2="7.256cm">
            <text:p/>
          </draw:line>
          <draw:line draw:style-name="gr6" draw:text-style-name="P2" draw:layer="layout" svg:x1="5.909cm" svg:y1="6.59cm" svg:x2="6.255cm" svg:y2="6.39cm">
            <text:p/>
          </draw:line>
          <draw:line draw:style-name="gr6" draw:text-style-name="P2" draw:layer="layout" svg:x1="5.409cm" svg:y1="5.724cm" svg:x2="5.755cm" svg:y2="5.524cm">
            <text:p/>
          </draw:line>
          <draw:line draw:style-name="gr6" draw:text-style-name="P2" draw:layer="layout" svg:x1="4.909cm" svg:y1="4.858cm" svg:x2="5.255cm" svg:y2="4.658cm">
            <text:p/>
          </draw:line>
          <draw:line draw:style-name="gr6" draw:text-style-name="P2" draw:layer="layout" svg:x1="4.409cm" svg:y1="3.992cm" svg:x2="4.755cm" svg:y2="3.792cm">
            <text:p/>
          </draw:line>
          <draw:line draw:style-name="gr6" draw:text-style-name="P2" draw:layer="layout" svg:x1="12.666cm" svg:y1="5.894cm" svg:x2="12.866cm" svg:y2="6.24cm">
            <text:p/>
          </draw:line>
          <draw:line draw:style-name="gr6" draw:text-style-name="P2" draw:layer="layout" svg:x1="8.336cm" svg:y1="8.394cm" svg:x2="8.536cm" svg:y2="8.74cm">
            <text:p/>
          </draw:line>
          <draw:line draw:style-name="gr6" draw:text-style-name="P2" draw:layer="layout" svg:x1="9.202cm" svg:y1="7.894cm" svg:x2="9.402cm" svg:y2="8.24cm">
            <text:p/>
          </draw:line>
          <draw:line draw:style-name="gr6" draw:text-style-name="P2" draw:layer="layout" svg:x1="10.068cm" svg:y1="7.394cm" svg:x2="10.268cm" svg:y2="7.74cm">
            <text:p/>
          </draw:line>
          <draw:line draw:style-name="gr6" draw:text-style-name="P2" draw:layer="layout" svg:x1="10.934cm" svg:y1="6.894cm" svg:x2="11.134cm" svg:y2="7.24cm">
            <text:p/>
          </draw:line>
          <draw:line draw:style-name="gr6" draw:text-style-name="P2" draw:layer="layout" svg:x1="11.8cm" svg:y1="6.394cm" svg:x2="12cm" svg:y2="6.74cm">
            <text:p/>
          </draw:line>
        </draw:g>
        <draw:g>
          <draw:line draw:style-name="gr5" draw:text-style-name="P2" draw:layer="layout" svg:x1="7.565cm" svg:y1="9.063cm" svg:x2="10.978cm" svg:y2="7.093cm">
            <text:p/>
          </draw:line>
          <draw:line draw:style-name="gr5" draw:text-style-name="P2" draw:layer="layout" svg:x1="7.559cm" svg:y1="9.064cm" svg:x2="5.589cm" svg:y2="5.651cm">
            <text:p/>
          </draw:line>
          <draw:line draw:style-name="gr6" draw:text-style-name="P2" draw:layer="layout" svg:x1="7.235cm" svg:y1="8.694cm" svg:x2="7.408cm" svg:y2="8.594cm">
            <text:p/>
          </draw:line>
          <draw:line draw:style-name="gr6" draw:text-style-name="P2" draw:layer="layout" svg:x1="6.985cm" svg:y1="8.262cm" svg:x2="7.158cm" svg:y2="8.162cm">
            <text:p/>
          </draw:line>
          <draw:line draw:style-name="gr6" draw:text-style-name="P2" draw:layer="layout" svg:x1="6.736cm" svg:y1="7.83cm" svg:x2="6.909cm" svg:y2="7.73cm">
            <text:p/>
          </draw:line>
          <draw:line draw:style-name="gr6" draw:text-style-name="P2" draw:layer="layout" svg:x1="6.486cm" svg:y1="7.398cm" svg:x2="6.659cm" svg:y2="7.298cm">
            <text:p/>
          </draw:line>
          <draw:line draw:style-name="gr6" draw:text-style-name="P2" draw:layer="layout" svg:x1="6.237cm" svg:y1="6.966cm" svg:x2="6.41cm" svg:y2="6.866cm">
            <text:p/>
          </draw:line>
          <draw:line draw:style-name="gr6" draw:text-style-name="P2" draw:layer="layout" svg:x1="5.987cm" svg:y1="6.533cm" svg:x2="6.16cm" svg:y2="6.433cm">
            <text:p/>
          </draw:line>
          <draw:line draw:style-name="gr6" draw:text-style-name="P2" draw:layer="layout" svg:x1="10.107cm" svg:y1="7.482cm" svg:x2="10.207cm" svg:y2="7.655cm">
            <text:p/>
          </draw:line>
          <draw:line draw:style-name="gr6" draw:text-style-name="P2" draw:layer="layout" svg:x1="7.947cm" svg:y1="8.729cm" svg:x2="8.047cm" svg:y2="8.902cm">
            <text:p/>
          </draw:line>
          <draw:line draw:style-name="gr6" draw:text-style-name="P2" draw:layer="layout" svg:x1="8.379cm" svg:y1="8.48cm" svg:x2="8.479cm" svg:y2="8.653cm">
            <text:p/>
          </draw:line>
          <draw:line draw:style-name="gr6" draw:text-style-name="P2" draw:layer="layout" svg:x1="8.811cm" svg:y1="8.23cm" svg:x2="8.911cm" svg:y2="8.403cm">
            <text:p/>
          </draw:line>
          <draw:line draw:style-name="gr6" draw:text-style-name="P2" draw:layer="layout" svg:x1="9.243cm" svg:y1="7.981cm" svg:x2="9.343cm" svg:y2="8.154cm">
            <text:p/>
          </draw:line>
          <draw:line draw:style-name="gr6" draw:text-style-name="P2" draw:layer="layout" svg:x1="9.675cm" svg:y1="7.732cm" svg:x2="9.775cm" svg:y2="7.905cm">
            <text:p/>
          </draw:line>
        </draw:g>
      </draw:page>
      <draw:page draw:name="page6" draw:style-name="dp1" draw:master-page-name="Padrão">
        <draw:g>
          <draw:line draw:style-name="gr13" draw:text-style-name="P2" draw:layer="layout" svg:x1="5.835cm" svg:y1="10.07cm" svg:x2="13.735cm" svg:y2="10.07cm">
            <text:p/>
          </draw:line>
          <draw:line draw:style-name="gr13" draw:text-style-name="P2" draw:layer="layout" svg:x1="5.825cm" svg:y1="10.065cm" svg:x2="5.825cm" svg:y2="2.165cm">
            <text:p/>
          </draw:line>
          <draw:line draw:style-name="gr14" draw:text-style-name="P2" draw:layer="layout" svg:x1="5.632cm" svg:y1="9.096cm" svg:x2="6.032cm" svg:y2="9.096cm">
            <text:p/>
          </draw:line>
          <draw:line draw:style-name="gr14" draw:text-style-name="P2" draw:layer="layout" svg:x1="5.632cm" svg:y1="8.096cm" svg:x2="6.032cm" svg:y2="8.096cm">
            <text:p/>
          </draw:line>
          <draw:line draw:style-name="gr14" draw:text-style-name="P2" draw:layer="layout" svg:x1="5.632cm" svg:y1="7.096cm" svg:x2="6.032cm" svg:y2="7.096cm">
            <text:p/>
          </draw:line>
          <draw:line draw:style-name="gr14" draw:text-style-name="P2" draw:layer="layout" svg:x1="5.632cm" svg:y1="6.096cm" svg:x2="6.032cm" svg:y2="6.096cm">
            <text:p/>
          </draw:line>
          <draw:line draw:style-name="gr14" draw:text-style-name="P2" draw:layer="layout" svg:x1="5.632cm" svg:y1="5.096cm" svg:x2="6.032cm" svg:y2="5.096cm">
            <text:p/>
          </draw:line>
          <draw:line draw:style-name="gr14" draw:text-style-name="P2" draw:layer="layout" svg:x1="5.632cm" svg:y1="4.096cm" svg:x2="6.032cm" svg:y2="4.096cm">
            <text:p/>
          </draw:line>
          <draw:line draw:style-name="gr14" draw:text-style-name="P2" draw:layer="layout" svg:x1="11.832cm" svg:y1="9.872cm" svg:x2="11.832cm" svg:y2="10.272cm">
            <text:p/>
          </draw:line>
          <draw:line draw:style-name="gr14" draw:text-style-name="P2" draw:layer="layout" svg:x1="6.832cm" svg:y1="9.872cm" svg:x2="6.832cm" svg:y2="10.272cm">
            <text:p/>
          </draw:line>
          <draw:line draw:style-name="gr14" draw:text-style-name="P2" draw:layer="layout" svg:x1="7.832cm" svg:y1="9.872cm" svg:x2="7.832cm" svg:y2="10.272cm">
            <text:p/>
          </draw:line>
          <draw:line draw:style-name="gr14" draw:text-style-name="P2" draw:layer="layout" svg:x1="8.832cm" svg:y1="9.872cm" svg:x2="8.832cm" svg:y2="10.272cm">
            <text:p/>
          </draw:line>
          <draw:line draw:style-name="gr14" draw:text-style-name="P2" draw:layer="layout" svg:x1="9.832cm" svg:y1="9.872cm" svg:x2="9.832cm" svg:y2="10.272cm">
            <text:p/>
          </draw:line>
          <draw:line draw:style-name="gr14" draw:text-style-name="P2" draw:layer="layout" svg:x1="10.832cm" svg:y1="9.872cm" svg:x2="10.832cm" svg:y2="10.272cm">
            <text:p/>
          </draw:line>
        </draw:g>
        <draw:g>
          <draw:line draw:style-name="gr15" draw:text-style-name="P2" draw:layer="layout" svg:x1="5.839cm" svg:y1="10.064cm" svg:x2="12.681cm" svg:y2="6.114cm">
            <text:p/>
          </draw:line>
          <draw:line draw:style-name="gr15" draw:text-style-name="P2" draw:layer="layout" svg:x1="5.827cm" svg:y1="10.065cm" svg:x2="1.877cm" svg:y2="3.223cm">
            <text:p/>
          </draw:line>
          <draw:line draw:style-name="gr16" draw:text-style-name="P2" draw:layer="layout" svg:x1="5.176cm" svg:y1="9.322cm" svg:x2="5.522cm" svg:y2="9.122cm">
            <text:p/>
          </draw:line>
          <draw:line draw:style-name="gr16" draw:text-style-name="P2" draw:layer="layout" svg:x1="4.676cm" svg:y1="8.456cm" svg:x2="5.022cm" svg:y2="8.256cm">
            <text:p/>
          </draw:line>
          <draw:line draw:style-name="gr16" draw:text-style-name="P2" draw:layer="layout" svg:x1="4.176cm" svg:y1="7.59cm" svg:x2="4.522cm" svg:y2="7.39cm">
            <text:p/>
          </draw:line>
          <draw:line draw:style-name="gr16" draw:text-style-name="P2" draw:layer="layout" svg:x1="3.676cm" svg:y1="6.724cm" svg:x2="4.022cm" svg:y2="6.524cm">
            <text:p/>
          </draw:line>
          <draw:line draw:style-name="gr16" draw:text-style-name="P2" draw:layer="layout" svg:x1="3.176cm" svg:y1="5.858cm" svg:x2="3.522cm" svg:y2="5.658cm">
            <text:p/>
          </draw:line>
          <draw:line draw:style-name="gr16" draw:text-style-name="P2" draw:layer="layout" svg:x1="2.676cm" svg:y1="4.992cm" svg:x2="3.022cm" svg:y2="4.792cm">
            <text:p/>
          </draw:line>
          <draw:line draw:style-name="gr16" draw:text-style-name="P2" draw:layer="layout" svg:x1="10.933cm" svg:y1="6.894cm" svg:x2="11.133cm" svg:y2="7.24cm">
            <text:p/>
          </draw:line>
          <draw:line draw:style-name="gr16" draw:text-style-name="P2" draw:layer="layout" svg:x1="6.603cm" svg:y1="9.394cm" svg:x2="6.803cm" svg:y2="9.74cm">
            <text:p/>
          </draw:line>
          <draw:line draw:style-name="gr16" draw:text-style-name="P2" draw:layer="layout" svg:x1="7.469cm" svg:y1="8.894cm" svg:x2="7.669cm" svg:y2="9.24cm">
            <text:p/>
          </draw:line>
          <draw:line draw:style-name="gr16" draw:text-style-name="P2" draw:layer="layout" svg:x1="8.335cm" svg:y1="8.394cm" svg:x2="8.535cm" svg:y2="8.74cm">
            <text:p/>
          </draw:line>
          <draw:line draw:style-name="gr16" draw:text-style-name="P2" draw:layer="layout" svg:x1="9.201cm" svg:y1="7.894cm" svg:x2="9.401cm" svg:y2="8.24cm">
            <text:p/>
          </draw:line>
          <draw:line draw:style-name="gr16" draw:text-style-name="P2" draw:layer="layout" svg:x1="10.067cm" svg:y1="7.394cm" svg:x2="10.267cm" svg:y2="7.74cm">
            <text:p/>
          </draw:line>
        </draw:g>
        <draw:g>
          <draw:line draw:style-name="gr8" draw:text-style-name="P2" draw:layer="layout" svg:x1="7.572cm" svg:y1="9.064cm" svg:x2="14.414cm" svg:y2="5.114cm">
            <text:p/>
          </draw:line>
          <draw:line draw:style-name="gr8" draw:text-style-name="P2" draw:layer="layout" svg:x1="7.56cm" svg:y1="9.065cm" svg:x2="3.61cm" svg:y2="2.223cm">
            <text:p/>
          </draw:line>
          <draw:line draw:style-name="gr6" draw:text-style-name="P2" draw:layer="layout" svg:x1="6.909cm" svg:y1="8.322cm" svg:x2="7.255cm" svg:y2="8.122cm">
            <text:p/>
          </draw:line>
          <draw:line draw:style-name="gr6" draw:text-style-name="P2" draw:layer="layout" svg:x1="6.409cm" svg:y1="7.456cm" svg:x2="6.755cm" svg:y2="7.256cm">
            <text:p/>
          </draw:line>
          <draw:line draw:style-name="gr6" draw:text-style-name="P2" draw:layer="layout" svg:x1="5.909cm" svg:y1="6.59cm" svg:x2="6.255cm" svg:y2="6.39cm">
            <text:p/>
          </draw:line>
          <draw:line draw:style-name="gr6" draw:text-style-name="P2" draw:layer="layout" svg:x1="5.409cm" svg:y1="5.724cm" svg:x2="5.755cm" svg:y2="5.524cm">
            <text:p/>
          </draw:line>
          <draw:line draw:style-name="gr6" draw:text-style-name="P2" draw:layer="layout" svg:x1="4.909cm" svg:y1="4.858cm" svg:x2="5.255cm" svg:y2="4.658cm">
            <text:p/>
          </draw:line>
          <draw:line draw:style-name="gr6" draw:text-style-name="P2" draw:layer="layout" svg:x1="4.409cm" svg:y1="3.992cm" svg:x2="4.755cm" svg:y2="3.792cm">
            <text:p/>
          </draw:line>
          <draw:line draw:style-name="gr6" draw:text-style-name="P2" draw:layer="layout" svg:x1="12.666cm" svg:y1="5.894cm" svg:x2="12.866cm" svg:y2="6.24cm">
            <text:p/>
          </draw:line>
          <draw:line draw:style-name="gr6" draw:text-style-name="P2" draw:layer="layout" svg:x1="8.336cm" svg:y1="8.394cm" svg:x2="8.536cm" svg:y2="8.74cm">
            <text:p/>
          </draw:line>
          <draw:line draw:style-name="gr6" draw:text-style-name="P2" draw:layer="layout" svg:x1="9.202cm" svg:y1="7.894cm" svg:x2="9.402cm" svg:y2="8.24cm">
            <text:p/>
          </draw:line>
          <draw:line draw:style-name="gr6" draw:text-style-name="P2" draw:layer="layout" svg:x1="10.068cm" svg:y1="7.394cm" svg:x2="10.268cm" svg:y2="7.74cm">
            <text:p/>
          </draw:line>
          <draw:line draw:style-name="gr6" draw:text-style-name="P2" draw:layer="layout" svg:x1="10.934cm" svg:y1="6.894cm" svg:x2="11.134cm" svg:y2="7.24cm">
            <text:p/>
          </draw:line>
          <draw:line draw:style-name="gr6" draw:text-style-name="P2" draw:layer="layout" svg:x1="11.8cm" svg:y1="6.394cm" svg:x2="12cm" svg:y2="6.74cm">
            <text:p/>
          </draw:line>
        </draw:g>
        <draw:g>
          <draw:line draw:style-name="gr5" draw:text-style-name="P2" draw:layer="layout" svg:x1="7.565cm" svg:y1="9.063cm" svg:x2="10.978cm" svg:y2="7.093cm">
            <text:p/>
          </draw:line>
          <draw:line draw:style-name="gr5" draw:text-style-name="P2" draw:layer="layout" svg:x1="7.559cm" svg:y1="9.064cm" svg:x2="5.589cm" svg:y2="5.651cm">
            <text:p/>
          </draw:line>
          <draw:line draw:style-name="gr6" draw:text-style-name="P2" draw:layer="layout" svg:x1="7.235cm" svg:y1="8.694cm" svg:x2="7.408cm" svg:y2="8.594cm">
            <text:p/>
          </draw:line>
          <draw:line draw:style-name="gr6" draw:text-style-name="P2" draw:layer="layout" svg:x1="6.985cm" svg:y1="8.262cm" svg:x2="7.158cm" svg:y2="8.162cm">
            <text:p/>
          </draw:line>
          <draw:line draw:style-name="gr6" draw:text-style-name="P2" draw:layer="layout" svg:x1="6.736cm" svg:y1="7.83cm" svg:x2="6.909cm" svg:y2="7.73cm">
            <text:p/>
          </draw:line>
          <draw:line draw:style-name="gr6" draw:text-style-name="P2" draw:layer="layout" svg:x1="6.486cm" svg:y1="7.398cm" svg:x2="6.659cm" svg:y2="7.298cm">
            <text:p/>
          </draw:line>
          <draw:line draw:style-name="gr6" draw:text-style-name="P2" draw:layer="layout" svg:x1="6.237cm" svg:y1="6.966cm" svg:x2="6.41cm" svg:y2="6.866cm">
            <text:p/>
          </draw:line>
          <draw:line draw:style-name="gr6" draw:text-style-name="P2" draw:layer="layout" svg:x1="5.987cm" svg:y1="6.533cm" svg:x2="6.16cm" svg:y2="6.433cm">
            <text:p/>
          </draw:line>
          <draw:line draw:style-name="gr6" draw:text-style-name="P2" draw:layer="layout" svg:x1="10.107cm" svg:y1="7.482cm" svg:x2="10.207cm" svg:y2="7.655cm">
            <text:p/>
          </draw:line>
          <draw:line draw:style-name="gr6" draw:text-style-name="P2" draw:layer="layout" svg:x1="7.947cm" svg:y1="8.729cm" svg:x2="8.047cm" svg:y2="8.902cm">
            <text:p/>
          </draw:line>
          <draw:line draw:style-name="gr6" draw:text-style-name="P2" draw:layer="layout" svg:x1="8.379cm" svg:y1="8.48cm" svg:x2="8.479cm" svg:y2="8.653cm">
            <text:p/>
          </draw:line>
          <draw:line draw:style-name="gr6" draw:text-style-name="P2" draw:layer="layout" svg:x1="8.811cm" svg:y1="8.23cm" svg:x2="8.911cm" svg:y2="8.403cm">
            <text:p/>
          </draw:line>
          <draw:line draw:style-name="gr6" draw:text-style-name="P2" draw:layer="layout" svg:x1="9.243cm" svg:y1="7.981cm" svg:x2="9.343cm" svg:y2="8.154cm">
            <text:p/>
          </draw:line>
          <draw:line draw:style-name="gr6" draw:text-style-name="P2" draw:layer="layout" svg:x1="9.675cm" svg:y1="7.732cm" svg:x2="9.775cm" svg:y2="7.905cm">
            <text:p/>
          </draw:line>
        </draw:g>
        <draw:frame draw:style-name="gr7" draw:text-style-name="P3" draw:layer="layout" svg:width="0.84cm" svg:height="0.84cm" draw:transform="rotate (0.523598775598299) translate (7.142cm 8.334cm)">
          <draw:image xlink:href="Pictures/100002010000007800000078123C9A64DC3F3E0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ávio Coutinho</meta:initial-creator>
    <meta:creation-date>2018-04-19T14:56:45.467937615</meta:creation-date>
    <dc:date>2018-04-19T16:24:46.038518146</dc:date>
    <dc:creator>Flávio Coutinho</dc:creator>
    <meta:editing-duration>PT7M23S</meta:editing-duration>
    <meta:editing-cycles>2</meta:editing-cycles>
    <meta:generator>LibreOffice/5.1.6.2$Linux_X86_64 LibreOffice_project/10m0$Build-2</meta:generator>
    <meta:document-statistic meta:object-count="259"/>
  </office:meta>
</office:document-meta>
</file>